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4B0000004B0C55BC5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svg:stroke-color="#9999ff" draw:stroke-linejoin="miter" draw:fill="solid" draw:fill-color="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5.45cm" svg:height="5.45cm" svg:x="0.449cm" svg:y="0.85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1" draw:layer="layout" svg:width="3.8cm" svg:height="2.963cm" svg:x="2.299cm" svg:y="2.85cm">
          <text:p text:style-name="P1">Guess I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2.299cm" svg:y="2.85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4:22:35.833004000</meta:creation-date>
    <dc:date>2014-10-14T14:24:54.171763000</dc:date>
    <meta:editing-duration>PT1M</meta:editing-duration>
    <meta:editing-cycles>2</meta:editing-cycles>
    <meta:generator>LibreOffice/4.1.4.2$MacOSX_x86 LibreOffice_project/0a0440ccc0227ad9829de5f46be37cfb6edcf72</meta:generator>
    <meta:document-statistic meta:object-count="3"/>
  </office:meta>
</office:document-meta>
</file>